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paragraph-properties fo:text-align="center" style:justify-single-word="false"/>
      <style:text-properties officeooo:paragraph-rsid="00228880"/>
    </style:style>
    <style:style style:name="P17" style:family="paragraph" style:parent-style-name="Text_20_body">
      <style:text-properties officeooo:rsid="00283fea"/>
    </style:style>
    <style:style style:name="P18" style:family="paragraph" style:parent-style-name="Text_20_body">
      <style:text-properties officeooo:rsid="00283fea" officeooo:paragraph-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Standard">
      <style:text-properties officeooo:paragraph-rsid="001f6da2"/>
    </style:style>
    <style:style style:name="P61" style:family="paragraph" style:parent-style-name="Standard">
      <style:text-properties officeooo:rsid="00283fea" officeooo:paragraph-rsid="00283fea"/>
    </style:style>
    <style:style style:name="P62" style:family="paragraph" style:parent-style-name="Standard">
      <style:text-properties officeooo:rsid="002b58b4" officeooo:paragraph-rsid="002b58b4"/>
    </style:style>
    <style:style style:name="P63" style:family="paragraph" style:parent-style-name="Standard">
      <style:text-properties officeooo:rsid="001e3533"/>
    </style:style>
    <style:style style:name="P64" style:family="paragraph" style:parent-style-name="Standard">
      <style:text-properties officeooo:rsid="003518dc" officeooo:paragraph-rsid="003518dc"/>
    </style:style>
    <style:style style:name="P65" style:family="paragraph" style:parent-style-name="Standard">
      <style:text-properties officeooo:rsid="003efe21" officeooo:paragraph-rsid="003efe21"/>
    </style:style>
    <style:style style:name="P66" style:family="paragraph" style:parent-style-name="Preformatted_20_Text">
      <style:text-properties fo:font-weight="bold" style:font-weight-asian="bold" style:font-weight-complex="bold"/>
    </style:style>
    <style:style style:name="P67" style:family="paragraph" style:parent-style-name="Preformatted_20_Text">
      <style:text-properties officeooo:rsid="002bc4dc" officeooo:paragraph-rsid="003a0b2d"/>
    </style:style>
    <style:style style:name="P68" style:family="paragraph" style:parent-style-name="Preformatted_20_Text">
      <style:text-properties officeooo:paragraph-rsid="002d4b42"/>
    </style:style>
    <style:style style:name="P69" style:family="paragraph" style:parent-style-name="Preformatted_20_Text">
      <style:text-properties officeooo:paragraph-rsid="0030dc46"/>
    </style:style>
    <style:style style:name="P70" style:family="paragraph" style:parent-style-name="Preformatted_20_Text">
      <style:text-properties officeooo:rsid="0030dc46" officeooo:paragraph-rsid="0030dc46"/>
    </style:style>
    <style:style style:name="P71" style:family="paragraph" style:parent-style-name="Preformatted_20_Text">
      <style:text-properties officeooo:paragraph-rsid="00385d35"/>
    </style:style>
    <style:style style:name="P72" style:family="paragraph" style:parent-style-name="Preformatted_20_Text">
      <style:text-properties officeooo:rsid="00385d35" officeooo:paragraph-rsid="00385d35"/>
    </style:style>
    <style:style style:name="P73" style:family="paragraph" style:parent-style-name="Preformatted_20_Text">
      <style:text-properties officeooo:rsid="00385d35" officeooo:paragraph-rsid="004067ce"/>
    </style:style>
    <style:style style:name="P74" style:family="paragraph" style:parent-style-name="Preformatted_20_Text">
      <style:text-properties officeooo:paragraph-rsid="003a0b2d"/>
    </style:style>
    <style:style style:name="P75" style:family="paragraph" style:parent-style-name="Preformatted_20_Text">
      <style:text-properties officeooo:paragraph-rsid="004067ce"/>
    </style:style>
    <style:style style:name="P76" style:family="paragraph" style:parent-style-name="Preformatted_20_Text">
      <style:text-properties officeooo:rsid="004067ce" officeooo:paragraph-rsid="004067ce"/>
    </style:style>
    <style:style style:name="P77" style:family="paragraph" style:parent-style-name="Standard" style:list-style-name="L1">
      <style:text-properties officeooo:paragraph-rsid="001f6da2"/>
    </style:style>
    <style:style style:name="P78" style:family="paragraph" style:parent-style-name="Standard" style:list-style-name="L1">
      <style:text-properties officeooo:rsid="0043bcbc" officeooo:paragraph-rsid="0043bcbc"/>
    </style:style>
    <style:style style:name="P79" style:family="paragraph" style:parent-style-name="Text_20_body" style:list-style-name="L2">
      <style:text-properties officeooo:paragraph-rsid="001f6da2"/>
    </style:style>
    <style:style style:name="P80" style:family="paragraph" style:parent-style-name="Text_20_body" style:list-style-name="L2">
      <style:text-properties officeooo:rsid="00338d0f" officeooo:paragraph-rsid="00338d0f"/>
    </style:style>
    <style:style style:name="P81" style:family="paragraph" style:parent-style-name="Text_20_body" style:list-style-name="L2">
      <style:text-properties officeooo:rsid="003518dc" officeooo:paragraph-rsid="003518dc"/>
    </style:style>
    <style:style style:name="P82" style:family="paragraph" style:parent-style-name="Text_20_body" style:list-style-name="L2">
      <style:text-properties officeooo:rsid="00377f0b" officeooo:paragraph-rsid="00377f0b"/>
    </style:style>
    <style:style style:name="P83" style:family="paragraph" style:parent-style-name="Text_20_body" style:list-style-name="L2">
      <style:text-properties officeooo:rsid="0038e99a" officeooo:paragraph-rsid="0038e99a"/>
    </style:style>
    <style:style style:name="P84" style:family="paragraph" style:parent-style-name="Text_20_body">
      <style:text-properties officeooo:rsid="004067ce" officeooo:paragraph-rsid="004067ce"/>
    </style:style>
    <style:style style:name="P85" style:family="paragraph" style:parent-style-name="Text_20_body">
      <style:text-properties officeooo:paragraph-rsid="0043bcbc"/>
    </style:style>
    <style:style style:name="P86" style:family="paragraph" style:parent-style-name="Heading_20_2">
      <style:text-properties officeooo:rsid="0023dfb1" officeooo:paragraph-rsid="0023dfb1"/>
    </style:style>
    <style:style style:name="P87" style:family="paragraph" style:parent-style-name="Heading_20_2">
      <style:text-properties officeooo:paragraph-rsid="0023dfb1"/>
    </style:style>
    <style:style style:name="P88" style:family="paragraph" style:parent-style-name="Heading_20_2">
      <style:text-properties officeooo:rsid="001e3533" officeooo:paragraph-rsid="0043bcbc"/>
    </style:style>
    <style:style style:name="P89" style:family="paragraph" style:parent-style-name="Heading_20_2">
      <style:text-properties officeooo:paragraph-rsid="002a2823"/>
    </style:style>
    <style:style style:name="P90" style:family="paragraph" style:parent-style-name="Heading_20_2">
      <style:text-properties officeooo:rsid="00338d0f" officeooo:paragraph-rsid="00338d0f"/>
    </style:style>
    <style:style style:name="P91" style:family="paragraph" style:parent-style-name="Heading_20_3">
      <style:text-properties officeooo:rsid="002f72a7" officeooo:paragraph-rsid="002f72a7"/>
    </style:style>
    <style:style style:name="P92" style:family="paragraph" style:parent-style-name="Heading_20_3">
      <style:text-properties officeooo:rsid="001c9d1a" officeooo:paragraph-rsid="001c9d1a"/>
    </style:style>
    <style:style style:name="P93" style:family="paragraph" style:parent-style-name="Heading_20_3">
      <style:text-properties officeooo:paragraph-rsid="001c9d1a"/>
    </style:style>
    <style:style style:name="P94" style:family="paragraph" style:parent-style-name="Heading_20_3">
      <style:text-properties officeooo:rsid="002d4b42" officeooo:paragraph-rsid="002d4b42"/>
    </style:style>
    <style:style style:name="P95" style:family="paragraph" style:parent-style-name="Heading_20_3">
      <style:text-properties officeooo:paragraph-rsid="003a0b2d"/>
    </style:style>
    <style:style style:name="P96" style:family="paragraph" style:parent-style-name="Heading_20_3">
      <style:text-properties officeooo:rsid="0030dc46" officeooo:paragraph-rsid="003518dc"/>
    </style:style>
    <style:style style:name="P97" style:family="paragraph" style:parent-style-name="Heading_20_3">
      <style:text-properties officeooo:rsid="0030069c" officeooo:paragraph-rsid="003a0b2d"/>
    </style:style>
    <style:style style:name="P98" style:family="paragraph" style:parent-style-name="Heading_20_3">
      <style:text-properties officeooo:rsid="00385d35" officeooo:paragraph-rsid="00385d35"/>
    </style:style>
    <style:style style:name="P99" style:family="paragraph" style:parent-style-name="Heading_20_3">
      <style:text-properties officeooo:rsid="00385d35" officeooo:paragraph-rsid="004067ce"/>
    </style:style>
    <style:style style:name="P100" style:family="paragraph" style:parent-style-name="Heading_20_3">
      <style:text-properties officeooo:rsid="00385d35" officeooo:paragraph-rsid="0043bcbc"/>
    </style:style>
    <style:style style:name="P101" style:family="paragraph" style:parent-style-name="Preformatted_20_Text">
      <style:text-properties officeooo:rsid="004067ce" officeooo:paragraph-rsid="0043bcbc"/>
    </style:style>
    <style:style style:name="P102" style:family="paragraph" style:parent-style-name="Preformatted_20_Text">
      <style:text-properties officeooo:paragraph-rsid="0043bcb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style:style style:name="T37" style:family="text">
      <style:text-properties officeooo:rsid="004067ce"/>
    </style:style>
    <style:style style:name="T38" style:family="text">
      <style:text-properties officeooo:rsid="0043bc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5633470594039356367" text:style-name="L1">
        <text:list-item>
          <text:p text:style-name="P77">Matrix operations <text:span text:style-name="T37">(arithmetic and INV, TRN, IDN, ZER, CON, and DET functions)</text:span></text:p>
        </text:list-item>
        <text:list-item>
          <text:p text:style-name="P78">The MAT assignment statement uses the keywords MAT LET (or MATLET)</text:p>
        </text:list-item>
      </text:list>
      <text:p text:style-name="P60"/>
      <text:p text:style-name="Text_20_body">I have also changed a few things:</text:p>
      <text:list xml:id="list6593432817423008879" text:style-name="L2">
        <text:list-item>
          <text:p text:style-name="P79"><text:span text:style-name="T31">S</text:span>tatements <text:span text:style-name="T31">ar</text:span>e parsed and spaced properly <text:span text:style-name="T19">when listed</text:span></text:p>
        </text:list-item>
        <text:list-item>
          <text:p text:style-name="P80">User-defined <text:span text:style-name="T30">functions</text:span> may have multiple arguments</text:p>
        </text:list-item>
        <text:list-item>
          <text:p text:style-name="P81"><text:soft-page-break/>The PRINT statement <text:span text:style-name="T31">semicolon operators space text items together and numeric items apart</text:span></text:p>
        </text:list-item>
        <text:list-item>
          <text:p text:style-name="P82">The RND() function can <text:span text:style-name="T35">have </text:span>zero parameters; when no value it returns a number from 0 to 100</text:p>
        </text:list-item>
        <text:list-item>
          <text:p text:style-name="P83">The RND(X) function uses the passed value as an upper bound for the result <text:span text:style-name="T35">(in K&amp;K BASIC this parameter is ignored)</text:span></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6">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36">Sorts statements by line number.</text:span></text:p>
      <text:p text:style-name="P57">Clears the current program prior to loading the new one.</text:p>
      <text:p text:style-name="Text_20_body"><text:soft-page-break/>Syntax:<text:tab/>LOAD <text:span text:style-name="T1">filename</text:span></text:p>
      <text:h text:style-name="Heading_20_3" text:outline-level="3">LIST</text:h>
      <text:p text:style-name="Text_20_body">Lists the current program on the screen.</text:p>
      <text:p text:style-name="Text_20_body">Syntax:<text:tab/>LIST <text:span text:style-name="T24">[</text:span><text:span text:style-name="T5">line specification</text:span><text:span text:style-name="T24">]</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91"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6">DELETE</text:span> <text:span text:style-name="T24">[</text:span><text:span text:style-name="T5">line specification</text:span><text:span text:style-name="T24">]</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92" text:outline-level="3">TRACE</text:h>
      <text:p text:style-name="P4">Runs the current program, <text:span text:style-name="T12">displaying each line prior to execution.</text:span></text:p>
      <text:p text:style-name="P4">Syntax:<text:tab/><text:span text:style-name="T12">TRACE</text:span></text:p>
      <text:h text:style-name="P93"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39">Valid names:<text:tab/>A, B, C, D1, E0, F, F1, F2, <text:span text:style-name="T21">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6">+</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6">-</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6">*</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6">/</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3">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86" text:outline-level="2">Numeric values</text:h>
      <text:p text:style-name="P23">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4">Numeric constants may be integer or real, and may use E-notation with unsigned exponents. The 'E' must be uppercase; a lowercase 'e' will be rejected. <text:span text:style-name="T23">Exponents may be signed or unsigned.</text:span></text:p>
      <text:p text:style-name="P27">Valid numeric constants: 0, 1, 2, -5, 17, 123456789, 1.03, -2.17, 1E4, -2E3, <text:span text:style-name="T24">1</text:span>E-2, <text:span text:style-name="T23">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36">sign for the </text:span>exponent must be <text:span text:style-name="T36">after the 'E'</text:span></text:p>
          </table:table-cell>
        </table:table-row>
        <table:table-row>
          <table:table-cell table:style-name="Table4.A2" office:value-type="string">
            <text:p text:style-name="P25"><text:span text:style-name="T24">1</text:span>e4</text:p>
          </table:table-cell>
          <table:table-cell table:style-name="Table4.B2" office:value-type="string">
            <text:p text:style-name="P33">The 'E' for exponent must be uppercase</text:p>
          </table:table-cell>
        </table:table-row>
      </table:table>
      <text:p text:style-name="P25"/>
      <text:h text:style-name="P87" text:outline-level="2">Program statements</text:h>
      <text:p text:style-name="Text_20_body">Program statements are stored as part of the program. Every program statement must have a line number.</text:p>
      <text:h text:style-name="P94"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4"><text:soft-page-break/>Examples:</text:p>
      <text:p text:style-name="P68">10</text:p>
      <text:p text:style-name="P68"><text:span text:style-name="T36">1</text:span>20</text:p>
      <text:p text:style-name="P68"><text:span text:style-name="T36">67</text:span>3<text:span text:style-name="T36">1</text:span></text:p>
      <text:h text:style-name="P95" text:outline-level="3">DATA</text:h>
      <text:p text:style-name="P53">Specifies values for READ <text:span text:style-name="T37">or MAT READ </text:span>statements</text:p>
      <text:p text:style-name="P53">Syntax:<text:tab/>DATA <text:span text:style-name="T1">value list</text:span></text:p>
      <text:p text:style-name="P53">Values must be numeric values separated by commas. <text:span text:style-name="T17">Values must be numeric constants.</text:span></text:p>
      <text:p text:style-name="P53">Examples:</text:p>
      <text:p text:style-name="P74">390 DATA 3, 150, 175, 180</text:p>
      <text:p text:style-name="P76">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96" text:outline-level="3">DEF</text:h>
      <text:p text:style-name="P43">Specifies a user-defined function.</text:p>
      <text:p text:style-name="P44">Syntax:<text:tab/><text:span text:style-name="T28">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4">Examples:</text:p>
      <text:p text:style-name="P69">10 <text:span text:style-name="T28">DEF FNA(A) = INT(A)</text:span></text:p>
      <text:p text:style-name="P69">20 <text:span text:style-name="T27">DEF FNB(C) = COS(C)/SIN(C)</text:span></text:p>
      <text:p text:style-name="P69"><text:span text:style-name="T28">3</text:span>0 <text:span text:style-name="T27">DEF FNC(C) = COS(C)/SIN(A)</text:span></text:p>
      <text:p text:style-name="P70">110 LET A1 = FNA(20.2)</text:p>
      <text:p text:style-name="P70">120 LET B1 = FNB(30/3.1416)</text:p>
      <text:p text:style-name="P70">130 LET A = 30/3.1416</text:p>
      <text:p text:style-name="P70">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97" text:outline-level="3">DIM</text:h>
      <text:p text:style-name="P41">Specifies the number of dimensions and maximum subscripts for each dimension. (Without a DIM statement, variables may have <text:span text:style-name="T30">a </text:span>dimension of at most 10.)</text:p>
      <text:p text:style-name="P53">Examples:</text:p>
      <text:p text:style-name="P74"><text:soft-page-break/>10 <text:span text:style-name="T27">DIM A(20)</text:span></text:p>
      <text:p text:style-name="P74">20 <text:span text:style-name="T27">DIM B(15), C(20,30)</text:span></text:p>
      <text:p text:style-name="P47"/>
      <text:p text:style-name="P47">Arrays are zero-based, so the DIM A(20) statement allows for values A(0) through A(20).</text:p>
      <text:h text:style-name="P95"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74">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95" text:outline-level="3">FOR</text:h>
      <text:p text:style-name="P53">Performs a sequence of statements for a specific number of times.</text:p>
      <text:p text:style-name="P53">Syntax:<text:tab/>PRINT <text:span text:style-name="T1">control variable = starting value</text:span><text:span text:style-name="T10"> TO </text:span><text:span text:style-name="T1">ending value</text:span></text:p>
      <text:p text:style-name="P53">Syntax:<text:tab/>PRINT <text:span text:style-name="T1">control variable = starting value</text:span><text:span text:style-name="T10"> TO </text:span><text:span text:style-name="T1">ending value</text:span><text:span text:style-name="T10">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74"><text:span text:style-name="T18">10 </text:span>FOR I = 1 TO 10</text:p>
      <text:p text:style-name="P74"><text:span text:style-name="T18">20 </text:span>PRINT <text:span text:style-name="T23">I</text:span></text:p>
      <text:p text:style-name="P74"><text:span text:style-name="T18">30 </text:span>NEXT I</text:p>
      <text:p text:style-name="P74"/>
      <text:p text:style-name="P74"><text:span text:style-name="T18">10 </text:span>FOR I = 1 TO 10 STEP 2</text:p>
      <text:p text:style-name="P74"><text:span text:style-name="T18">20 </text:span>PRINT <text:span text:style-name="T23">I</text:span></text:p>
      <text:p text:style-name="P74"><text:span text:style-name="T18">30 </text:span>NEXT I</text:p>
      <text:p text:style-name="P74"/>
      <text:p text:style-name="P74"><text:span text:style-name="T18">10 </text:span>FOR I = 1 TO 10.<text:span text:style-name="T23">5</text:span> STEP <text:span text:style-name="T23">0.5</text:span></text:p>
      <text:p text:style-name="P74"><text:span text:style-name="T18">20 </text:span>PRINT <text:span text:style-name="T23">I</text:span></text:p>
      <text:p text:style-name="P74"><text:span text:style-name="T18">30 </text:span>NEXT I</text:p>
      <text:p text:style-name="P74"/>
      <text:p text:style-name="P74"><text:span text:style-name="T18">10 </text:span>FOR I = 10 TO 1 STEP -1</text:p>
      <text:p text:style-name="P74"><text:span text:style-name="T18">20 </text:span>PRINT <text:span text:style-name="T23">I</text:span></text:p>
      <text:p text:style-name="P74"><text:span text:style-name="T18">30 </text:span>NEXT I</text:p>
      <text:p text:style-name="P53"/>
      <text:p text:style-name="P53">It is possible to change the value of the control value within the loop. You can write:</text:p>
      <text:p text:style-name="P74"><text:soft-page-break/><text:span text:style-name="T18">10 </text:span>FOR I = 1 TO 10</text:p>
      <text:p text:style-name="P74"><text:span text:style-name="T18">20 </text:span>PRINT A</text:p>
      <text:p text:style-name="P74"><text:span text:style-name="T18">30 </text:span>LET I = 2</text:p>
      <text:p text:style-name="P74"><text:span text:style-name="T18">40 </text:span>NEXT I</text:p>
      <text:p text:style-name="P53"/>
      <text:p text:style-name="P53">This will lock the program into a permanent loop, as the value of I will never reach 10.</text:p>
      <text:h text:style-name="P95" text:outline-level="3">GO TO</text:h>
      <text:p text:style-name="P53">Changes the flow of the program.</text:p>
      <text:p text:style-name="P53">Syntax:<text:tab/>GO TO line number</text:p>
      <text:p text:style-name="P9">Syntax:<text:tab/>GOTO line number</text:p>
      <text:p text:style-name="P53">Examples:</text:p>
      <text:p text:style-name="P74">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95" text:outline-level="3">GOSUB</text:h>
      <text:p text:style-name="P53">Changes the flow of the program by calling a subroutine.</text:p>
      <text:p text:style-name="P53">Syntax:<text:tab/>GOSUB line number</text:p>
      <text:p text:style-name="P53">Examples:</text:p>
      <text:p text:style-name="P74">300 GOSUB 400</text:p>
      <text:p text:style-name="P53"/>
      <text:p text:style-name="P53">Notice that the command "350 GOSUB 350" is legal but not sensible. The interpreter will execute line 350 repeatedly with no output.</text:p>
      <text:h text:style-name="P95"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74">100 IF A = 1 THEN 200</text:p>
      <text:p text:style-name="P74">110 IF A &gt; B THEN 250</text:p>
      <text:p text:style-name="P74">120 IF G1 &lt;= G2 THEN 301</text:p>
      <text:h text:style-name="P95" text:outline-level="3">INPUT</text:h>
      <text:p text:style-name="P53">Prompts the user and allows the user to enter a numeric value. Non-numeric values are invalid and cause execution to stop.</text:p>
      <text:p text:style-name="P53">Syntax:<text:tab/>INPUT <text:span text:style-name="T23">[</text:span><text:span text:style-name="T4">prompt</text:span><text:span text:style-name="T23">,] </text:span><text:span text:style-name="T1">variable list</text:span></text:p>
      <text:p text:style-name="P53">Examples:</text:p>
      <text:p text:style-name="P74"><text:soft-page-break/>60 INPUT U</text:p>
      <text:p text:style-name="P74">65 INPUT V1, V2, V3</text:p>
      <text:p text:style-name="P67">70 INPUT "Enter values: ", A, B</text:p>
      <text:p text:style-name="P53"/>
      <text:p text:style-name="P53"><text:span text:style-name="T23">The default p</text:span>rompt <text:span text:style-name="T23">is a single question mark (?) character. This prompt can be changed to any text value by specifying the</text:span> <text:span text:style-name="T23">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95"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oft-page-break/><text:span text:style-name="T18">30 </text:span>PRINT A, 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95" text:outline-level="3">REM</text:h>
      <text:p text:style-name="P53">Allows for a comment in the program.</text:p>
      <text:p text:style-name="P53">Syntax:<text:tab/>REM <text:span text:style-name="T1">any text</text:span></text:p>
      <text:p text:style-name="P53">Examples:</text:p>
      <text:p text:style-name="P74">10 REM</text:p>
      <text:p text:style-name="P74">20 REM Beginning of my first program</text:p>
      <text:p text:style-name="P74">30 REM<text:span text:style-name="T30">ARK</text:span> *----*</text:p>
      <text:h text:style-name="P95"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8">Notice that the number of values in a READ statement do not have to match the number of values <text:soft-page-break/>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98" text:outline-level="3">MAT PRINT</text:h>
      <text:p text:style-name="P49"><text:span text:style-name="T33">Prints an array or matrix of values</text:span>.</text:p>
      <text:p text:style-name="P49">Syntax:<text:tab/><text:span text:style-name="T33">MAT PRINT </text:span><text:span text:style-name="T8">variable list</text:span></text:p>
      <text:p text:style-name="P49">Examples:</text:p>
      <text:p text:style-name="P71"><text:span text:style-name="T33">1</text:span>00 <text:span text:style-name="T33">MAT PRINT A</text:span></text:p>
      <text:p text:style-name="P72">110 MAT PRINT B;</text:p>
      <text:p text:style-name="P72">120 MAT PRINT A; B;</text:p>
      <text:p text:style-name="P72">130 MAT PRINT C, D</text:p>
      <text:p text:style-name="P49"/>
      <text:p text:style-name="P49"><text:span text:style-name="T33">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99" text:outline-level="3">MAT <text:span text:style-name="T37">READ</text:span></text:h>
      <text:p text:style-name="P58"><text:span text:style-name="T37">Reads data into an array or matrix of values</text:span>.</text:p>
      <text:p text:style-name="P58">Syntax:<text:tab/><text:span text:style-name="T33">MAT READ </text:span><text:span text:style-name="T8">variable list</text:span></text:p>
      <text:p text:style-name="P58">Examples:</text:p>
      <text:p text:style-name="P75"><text:span text:style-name="T33">1</text:span>00 <text:span text:style-name="T33">MAT READ A</text:span></text:p>
      <text:p text:style-name="P73">110 MAT <text:span text:style-name="T37">READ</text:span> B, <text:span text:style-name="T37">C</text:span></text:p>
      <text:p text:style-name="P76">120 MAT READ D(15)</text:p>
      <text:p text:style-name="P76">130 MAT READ E(6,11)</text:p>
      <text:p text:style-name="P59"/>
      <text:p text:style-name="P58"><text:span text:style-name="T37">Dimensions may be supplied or omitted in MAT READ statements. Whe supplied, they override any previous DIM or MAT READ statement</text:span>. <text:span text:style-name="T37">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text:soft-page-break/></text:p>
      <text:p text:style-name="P59">Data is read from DATA statements, as with the READ statement.</text:p>
      <text:h text:style-name="P100" text:outline-level="3">MAT <text:span text:style-name="T38">LET</text:span></text:h>
      <text:p text:style-name="P85"><text:span text:style-name="T38">Assignes a value to a matrix variable</text:span>.</text:p>
      <text:p text:style-name="P85">Syntax:<text:tab/><text:span text:style-name="T33">MAT LET </text:span><text:span text:style-name="T8">target variable = expression</text:span></text:p>
      <text:p text:style-name="P85">Examples:</text:p>
      <text:p text:style-name="P102"><text:span text:style-name="T33">1</text:span>00 <text:span text:style-name="T33">MAT LET A = B</text:span></text:p>
      <text:p text:style-name="P101"/>
      <text:p text:style-name="P85"><text:span text:style-name="T38">The epxression is limited to a single variable.</text:span></text:p>
      <text:h text:style-name="P88"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33">Function</text:p>
          </table:table-cell>
          <table:table-cell table:style-name="Table5.B1" office:value-type="string">
            <text:p text:style-name="P33">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63">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63">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7">ABS(x)</text:p>
          </table:table-cell>
          <table:table-cell table:style-name="Table5.B2" office:value-type="string">
            <text:p text:style-name="P22">Computes the absolute value of x.</text:p>
          </table:table-cell>
        </table:table-row>
        <table:table-row>
          <table:table-cell table:style-name="Table5.A2" office:value-type="string">
            <text:p text:style-name="P17">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7">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
      <text:h text:style-name="P89"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text:soft-page-break/>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64">Implement matrix operations and the MAT <text:span text:style-name="T36">READ </text:span>command.</text:p>
      <text:h text:style-name="Heading_20_1" text:outline-level="1">Alkaline – a twist on BASIC</text:h>
      <text:p text:style-name="P61">Writing the BASIC-1965 interpreter has given me insights into the BASIC language. Always willing to make improvements, I have several ideas for a newer, better BASIC language.</text:p>
      <text:p text:style-name="P61"/>
      <text:p text:style-name="P62">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6">Alkaline is designed to drive web services, handling incoming requests and providing responses.</text:p>
      <text:h text:style-name="Heading_20_2" text:outline-level="2">No <text:span text:style-name="T25">interactive mode</text:span></text:h>
      <text:p text:style-name="P36">No NEW, LOAD, LIST, SAVE, RUN, or TRACE commands.</text:p>
      <text:h text:style-name="Heading_20_2" text:outline-level="2">More precision</text:h>
      <text:p text:style-name="P36">Alkaline uses Ruby's full precision for variable values.</text:p>
      <text:h text:style-name="Heading_20_2" text:outline-level="2">Initial variables</text:h>
      <text:p text:style-name="P24"><text:span text:style-name="T25">Variables may be assigned </text:span>values before the program runs.</text:p>
      <text:h text:style-name="Heading_20_2" text:outline-level="2">Subscripts</text:h>
      <text:p text:style-name="P20">Variables may have any number of subscripts with indexes of any integer values (positive or negative).</text:p>
      <text:p text:style-name="P20">Variables may exist in multiple forms: not subscripted, subscripted with one index, or subscripted with two indices, etc. Each form is distinct and can co-exist with other forms. (So you can have A, <text:soft-page-break/>A(2), A(2,0), and A(1,2,3) as distinct variables.)</text:p>
      <text:h text:style-name="Heading_20_2" text:outline-level="2">No <text:span text:style-name="T25">DIM</text:span> statement</text:h>
      <text:p text:style-name="P36">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Heading_20_2" text:outline-level="2">NEXT statement</text:h>
      <text:p text:style-name="P61">Don't use a control variable. Instead, remember the most recent FOR statement. <text:span text:style-name="T20">Something like:</text:span></text:p>
      <text:p text:style-name="P61"/>
      <text:p text:style-name="Preformatted_20_Text">10 FOR I = 1 TO 10</text:p>
      <text:p text:style-name="Preformatted_20_Text">20 FOR J = 1 TO 5</text:p>
      <text:p text:style-name="Preformatted_20_Text">30 PRINT I*J</text:p>
      <text:p text:style-name="P66">40 NEXT</text:p>
      <text:p text:style-name="P66">50 NEXT</text:p>
      <text:p text:style-name="Preformatted_20_Text">99 END</text:p>
      <text:h text:style-name="P90" text:outline-level="2">No GOTO statement</text:h>
      <text:p text:style-name="P45">With the WHILE/ENDWHILE and the enhanced IF/THEN/ELSE statement, GOTO is not necessary.</text:p>
      <text:h text:style-name="Heading_20_2" text:outline-level="2">DATA statements</text:h>
      <text:p text:style-name="P18">Execute DATA statements in-line (as regular statements) and not as the program starts. (This is the way BASIC-1965 executes DATA statements now.)</text:p>
      <text:h text:style-name="Heading_20_2" text:outline-level="2">IF/ELSE/ENDIF statements</text:h>
      <text:p text:style-name="P61">Create a new set of statements for IF, ELSE, and ENDIF. Something like:</text:p>
      <text:p text:style-name="P61"/>
      <text:p text:style-name="Preformatted_20_Text">10 LET A = 10</text:p>
      <text:p text:style-name="P66">20 IF A &gt; 20</text:p>
      <text:p text:style-name="Preformatted_20_Text">30 PRINT "A is large"</text:p>
      <text:p text:style-name="P66">40 ELSE</text:p>
      <text:p text:style-name="Preformatted_20_Text">50 PRINT "A is small"</text:p>
      <text:p text:style-name="P66">60 ENDIF</text:p>
      <text:p text:style-name="Preformatted_20_Text">99 END</text:p>
      <text:p text:style-name="Preformatted_20_Text"/>
      <text:h text:style-name="Heading_20_2" text:outline-level="2">WHILE/END<text:span text:style-name="T29">WHILE</text:span> statements</text:h>
      <text:p text:style-name="P61">Create a new set of statements for WHILE and WEND. Something like:</text:p>
      <text:p text:style-name="P61"/>
      <text:p text:style-name="Preformatted_20_Text">10 LET A = 10</text:p>
      <text:p text:style-name="P66">20 WHILE A &gt; 0</text:p>
      <text:p text:style-name="Preformatted_20_Text">30 PRINT A</text:p>
      <text:p text:style-name="Preformatted_20_Text">40 LET A = A-1</text:p>
      <text:p text:style-name="P66">50 END<text:span text:style-name="T29">WHILE</text:span></text:p>
      <text:p text:style-name="Preformatted_20_Text">60 PRINT "Done"</text:p>
      <text:p text:style-name="Preformatted_20_Text">99 END</text:p>
      <text:p text:style-name="Preformatted_20_Text"><text:soft-page-break/></text:p>
      <text:h text:style-name="Heading_20_2" text:outline-level="2">No line numbers</text:h>
      <text:p text:style-name="P65">Without GOTO statements, we don't need line numbers. (Except for GOSUB statements. Will have to do something about t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0M19S</meta:editing-duration>
    <meta:editing-cycles>38</meta:editing-cycles>
    <meta:generator>LibreOffice/5.0.2.2$Linux_X86_64 LibreOffice_project/00m0$Build-2</meta:generator>
    <dc:date>2016-01-23T12:12:51.129873033</dc:date>
    <meta:document-statistic meta:table-count="7" meta:image-count="0" meta:object-count="0" meta:page-count="15" meta:paragraph-count="442" meta:word-count="3928" meta:character-count="22337" meta:non-whitespace-character-count="18860"/>
    <meta:user-defined meta:name="Info 1"/>
    <meta:user-defined meta:name="Info 2"/>
    <meta:user-defined meta:name="Info 3"/>
    <meta:user-defined meta:name="Info 4"/>
  </office:meta>
</office:document-meta>
</file>